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Command.cmdProc( Interp interp , TclObject argv [ ]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BSFCommand.BSFCommand( BSFManager mgr , BSFEngine j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